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24-12-2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66464" calcext:value-type="float">
            <text:p>130.9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24-09-18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45256" calcext:value-type="float">
            <text:p>130.4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24-06-26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57576" calcext:value-type="float">
            <text:p>129.9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24-03-19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4" calcext:value-type="float">
            <text:p>129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23-12-21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91232" calcext:value-type="float">
            <text:p>129.4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23-06-27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73784" calcext:value-type="float">
            <text:p>128.5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23-03-21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83056" calcext:value-type="float">
            <text:p>128.0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22-12-17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87984" calcext:value-type="float">
            <text:p>127.8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22-09-27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9596" calcext:value-type="float">
            <text:p>127.6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22-06-29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05816" calcext:value-type="float">
            <text:p>127.3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22-03-15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71832" calcext:value-type="float">
            <text:p>126.6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21-12-16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57304" calcext:value-type="float">
            <text:p>126.2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21-09-1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10416" calcext:value-type="float">
            <text:p>126.0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21-06-30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54384" calcext:value-type="float">
            <text:p>125.7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21-03-24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76432" calcext:value-type="float">
            <text:p>125.3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20-12-31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49712" calcext:value-type="float">
            <text:p>124.9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7176" calcext:value-type="float">
            <text:p>124.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584" calcext:value-type="float">
            <text:p>124.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536" calcext:value-type="float">
            <text:p>124.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0976" calcext:value-type="float">
            <text:p>123.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8304" calcext:value-type="float">
            <text:p>123.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4296" calcext:value-type="float">
            <text:p>122.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3336" calcext:value-type="float">
            <text:p>122.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8952" calcext:value-type="float">
            <text:p>121.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628" calcext:value-type="float">
            <text:p>121.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9224" calcext:value-type="float">
            <text:p>120.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2648" calcext:value-type="float">
            <text:p>120.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8264" calcext:value-type="float">
            <text:p>120.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43728" calcext:value-type="float">
            <text:p>119.7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9016" calcext:value-type="float">
            <text:p>119.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07992" calcext:value-type="float">
            <text:p>118.8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7576" calcext:value-type="float">
            <text:p>118.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56304" calcext:value-type="float">
            <text:p>118.2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4904" calcext:value-type="float">
            <text:p>118.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528" calcext:value-type="float">
            <text:p>117.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8704" calcext:value-type="float">
            <text:p>117.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7" calcext:value-type="float">
            <text:p>116.9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0792" calcext:value-type="float">
            <text:p>116.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7264" calcext:value-type="float">
            <text:p>116.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86" calcext:value-type="float">
            <text:p>116.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8976" calcext:value-type="float">
            <text:p>116.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3736" calcext:value-type="float">
            <text:p>116.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6784" calcext:value-type="float">
            <text:p>116.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4592" calcext:value-type="float">
            <text:p>115.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6304" calcext:value-type="float">
            <text:p>115.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24712" calcext:value-type="float">
            <text:p>115.4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88136" calcext:value-type="float">
            <text:p>115.3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60704" calcext:value-type="float">
            <text:p>115.3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668" calcext:value-type="float">
            <text:p>115.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18616" calcext:value-type="float">
            <text:p>115.4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3632" calcext:value-type="float">
            <text:p>115.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0584" calcext:value-type="float">
            <text:p>115.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5156" calcext:value-type="float">
            <text:p>115.3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24712" calcext:value-type="float">
            <text:p>115.4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39368" calcext:value-type="float">
            <text:p>115.3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75944" calcext:value-type="float">
            <text:p>115.3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57656" calcext:value-type="float">
            <text:p>115.3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33272" calcext:value-type="float">
            <text:p>115.3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45464" calcext:value-type="float">
            <text:p>115.3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30224" calcext:value-type="float">
            <text:p>115.3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87552" calcext:value-type="float">
            <text:p>115.2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30224" calcext:value-type="float">
            <text:p>115.3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39368" calcext:value-type="float">
            <text:p>115.3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48512" calcext:value-type="float">
            <text:p>115.3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69264" calcext:value-type="float">
            <text:p>115.2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72312" calcext:value-type="float">
            <text:p>115.2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02792" calcext:value-type="float">
            <text:p>115.3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66216" calcext:value-type="float">
            <text:p>115.2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27176" calcext:value-type="float">
            <text:p>115.3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33272" calcext:value-type="float">
            <text:p>115.3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9916" calcext:value-type="float">
            <text:p>115.1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08304" calcext:value-type="float">
            <text:p>115.2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77824" calcext:value-type="float">
            <text:p>115.1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71728" calcext:value-type="float">
            <text:p>115.1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80872" calcext:value-type="float">
            <text:p>115.1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8392" calcext:value-type="float">
            <text:p>115.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71728" calcext:value-type="float">
            <text:p>115.1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6868" calcext:value-type="float">
            <text:p>115.1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04672" calcext:value-type="float">
            <text:p>115.1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0772" calcext:value-type="float">
            <text:p>115.1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95528" calcext:value-type="float">
            <text:p>115.0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10768" calcext:value-type="float">
            <text:p>115.1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19912" calcext:value-type="float">
            <text:p>115.1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01624" calcext:value-type="float">
            <text:p>115.1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7724" calcext:value-type="float">
            <text:p>115.0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2296" calcext:value-type="float">
            <text:p>115.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382" calcext:value-type="float">
            <text:p>115.1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41248" calcext:value-type="float">
            <text:p>115.1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83336" calcext:value-type="float">
            <text:p>115.0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17448" calcext:value-type="float">
            <text:p>115.2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20496" calcext:value-type="float">
            <text:p>115.2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8392" calcext:value-type="float">
            <text:p>115.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96112" calcext:value-type="float">
            <text:p>115.1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8392" calcext:value-type="float">
            <text:p>115.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93064" calcext:value-type="float">
            <text:p>115.1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92936" calcext:value-type="float">
            <text:p>115.6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04672" calcext:value-type="float">
            <text:p>115.1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93064" calcext:value-type="float">
            <text:p>115.1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47928" calcext:value-type="float">
            <text:p>115.2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20496" calcext:value-type="float">
            <text:p>115.2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90016" calcext:value-type="float">
            <text:p>115.1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38784" calcext:value-type="float">
            <text:p>115.2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5344" calcext:value-type="float">
            <text:p>115.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90016" calcext:value-type="float">
            <text:p>115.1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4488" calcext:value-type="float">
            <text:p>115.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32688" calcext:value-type="float">
            <text:p>115.2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144" calcext:value-type="float">
            <text:p>115.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23544" calcext:value-type="float">
            <text:p>115.2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38784" calcext:value-type="float">
            <text:p>115.2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41832" calcext:value-type="float">
            <text:p>115.2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57072" calcext:value-type="float">
            <text:p>115.2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84504" calcext:value-type="float">
            <text:p>115.2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0584" calcext:value-type="float">
            <text:p>115.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06424" calcext:value-type="float">
            <text:p>115.4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53084" calcext:value-type="float">
            <text:p>115.3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42416" calcext:value-type="float">
            <text:p>115.3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33272" calcext:value-type="float">
            <text:p>115.3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39368" calcext:value-type="float">
            <text:p>115.3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3632" calcext:value-type="float">
            <text:p>115.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27176" calcext:value-type="float">
            <text:p>115.3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23112" calcext:value-type="float">
            <text:p>115.3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93648" calcext:value-type="float">
            <text:p>115.2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57072" calcext:value-type="float">
            <text:p>115.2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84504" calcext:value-type="float">
            <text:p>115.2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85088" calcext:value-type="float">
            <text:p>115.3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78992" calcext:value-type="float">
            <text:p>115.3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668" calcext:value-type="float">
            <text:p>115.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56132" calcext:value-type="float">
            <text:p>115.3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33272" calcext:value-type="float">
            <text:p>115.3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61644" calcext:value-type="float">
            <text:p>115.2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47216" calcext:value-type="float">
            <text:p>115.6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94232" calcext:value-type="float">
            <text:p>115.3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63752" calcext:value-type="float">
            <text:p>115.3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99388" calcext:value-type="float">
            <text:p>115.4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58824" calcext:value-type="float">
            <text:p>115.5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58824" calcext:value-type="float">
            <text:p>115.5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58824" calcext:value-type="float">
            <text:p>115.5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10056" calcext:value-type="float">
            <text:p>115.5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74064" calcext:value-type="float">
            <text:p>115.5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69492" calcext:value-type="float">
            <text:p>115.5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71016" calcext:value-type="float">
            <text:p>115.5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77112" calcext:value-type="float">
            <text:p>115.5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1064" calcext:value-type="float">
            <text:p>115.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19784" calcext:value-type="float">
            <text:p>115.6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04544" calcext:value-type="float">
            <text:p>115.6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98448" calcext:value-type="float">
            <text:p>115.5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14272" calcext:value-type="float">
            <text:p>115.7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5636" calcext:value-type="float">
            <text:p>115.6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4112" calcext:value-type="float">
            <text:p>115.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716" calcext:value-type="float">
            <text:p>115.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35024" calcext:value-type="float">
            <text:p>115.6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4112" calcext:value-type="float">
            <text:p>115.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65504" calcext:value-type="float">
            <text:p>115.6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716" calcext:value-type="float">
            <text:p>115.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35024" calcext:value-type="float">
            <text:p>115.6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16736" calcext:value-type="float">
            <text:p>115.6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62456" calcext:value-type="float">
            <text:p>115.6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95984" calcext:value-type="float">
            <text:p>115.6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3256" calcext:value-type="float">
            <text:p>115.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38072" calcext:value-type="float">
            <text:p>115.6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68552" calcext:value-type="float">
            <text:p>115.6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19072" calcext:value-type="float">
            <text:p>116.0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5636" calcext:value-type="float">
            <text:p>115.6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11224" calcext:value-type="float">
            <text:p>115.7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8684" calcext:value-type="float">
            <text:p>115.6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99032" calcext:value-type="float">
            <text:p>115.6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14272" calcext:value-type="float">
            <text:p>115.7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29512" calcext:value-type="float">
            <text:p>115.7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41704" calcext:value-type="float">
            <text:p>115.7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23416" calcext:value-type="float">
            <text:p>115.7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57528" calcext:value-type="float">
            <text:p>115.8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66672" calcext:value-type="float">
            <text:p>115.8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99616" calcext:value-type="float">
            <text:p>115.7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69136" calcext:value-type="float">
            <text:p>115.7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53896" calcext:value-type="float">
            <text:p>115.7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51094150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05712" calcext:value-type="float">
            <text:p>115.8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98" meta:object-count="0"/>
    <meta:user-defined meta:name="AppVersion">3.0</meta:user-defined>
  </office:meta>
</office:document-meta>
</file>